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Game Master</text:p>
      <text:p text:style-name="Standard"/>
      <text:p text:style-name="Standard">Le Game Master est un outil multicanal d'aide à la composition, souple, programmable. Il se compose de <text:span text:style-name="T1">modules </text:span><text:span text:style-name="T2">(une trentaine au total)</text:span>, configurables, que l'on peut disposer librement dans les diverses tabulations de l'interface, sur 1 à 4 panneaux.</text:p>
      <text:p text:style-name="Standard"/>
      <text:p text:style-name="Standard">L'écran 1 montre REAPER, l'interface utilisateur du Game Master (centre haut), un vu-mètre multicanal (à droite) et un limiteur multicanal (en bas). L'interface utilisateur n'affiche ici que trois modules. « Play Control » permet de commander la génération automatique d'arrangements sonores, construits à partir d'échantillons placés dans un répertoire spécifique. « Parameters A » affiche un <text:span text:style-name="T1">slider</text:span>, permettant de choisir le nombre de canaux de sortie désiré, ici 8 (réglable jusqu'à 64), et « Sound Units » indique quels générateurs de son sont actifs, ici 4 sur 24 (leur nombre n'est en fait limité que par la puissance de la machine). Il suffit de cliquer sur « Auto-play » pour générer un paysage sonore toujours renouvelé...</text:p>
      <text:p text:style-name="Standard"/>
      <text:p text:style-name="Standard">Dans l'écran 2, on a choisi d'ajouter de nouveaux réglages dans le module « Parameters A ». Sur le panneau de droite, on a placé le module « Studio Play Pad », que l'on pourrait comparer à la « Session View » d'Ableton Live. Chaque case du <text:span text:style-name="T1">Pad</text:span> (ici, de taille 8 par 8) peut être cliquée pour déclencher une action : lecture d'un clip spécifique (case jaune), avec les paramètres spécifiques associés à cette case, ou lecture d'un clip choisi aléatoirement dans un groupe de clips, ou dans une banque de clip (cases vertes), ou encore exécution d'une action prédéfinie, ou que l'on aura soi-même programmée (cases bleues). Dans cet exemple, le <text:span text:style-name="T1">studio pad</text:span> est directement commandé en MIDI par un AKAI APC mini mk2, dont les 64 touches correspondent directement aux cases du <text:span text:style-name="T1">Pad</text:span>. On se retrouve ici dans une configuration typique de concert, sachant qu'en outre n'importe quel réglage du logiciel peut être associé à n'importe quel contrôle d'une interface MIDI connectée à la machine.</text:p>
      <text:p text:style-name="Standard"/>
      <text:p text:style-name="Standard">L'écran 3 est plus typique d'un travail en studio. Le module « Clips Selection » permet d'explorer les différents sons dont on dispose, en leur associant interactivement des modes de jeu spécifiques, au moyen des modules de type « Displayers », qui affichent indicateurs et réglages choisis. On peut voir aussi, sur ces écrans 2 et 3, des modules comme « System Settings », « Script Manager », « System Log », et même « Debugger », qui sont des outils de mise au point pour l'écriture de scripts, lesquels permettent de réaliser de manière relativement simple des opérations qui seraient pratiquement impossibles sur d'autres logici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Jacques Girardot</meta:initial-creator>
    <meta:creation-date>2022-01-11T20:04:59</meta:creation-date>
    <dc:date>2022-01-11T21:49:09</dc:date>
    <dc:creator>Jean-Jacques Girardot</dc:creator>
    <meta:editing-duration>PT1H28M55S</meta:editing-duration>
    <meta:editing-cycles>2</meta:editing-cycles>
    <meta:generator>OpenOffice/4.1.11$Unix OpenOffice.org_project/4111m1$Build-9808</meta:generator>
    <meta:document-statistic meta:table-count="0" meta:image-count="0" meta:object-count="0" meta:page-count="1" meta:paragraph-count="5" meta:word-count="432" meta:character-count="2613"/>
  </office:meta>
</office:document-meta>
</file>